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75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contents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opponent_has_few_fight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pponent_is_top_rank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ponent_has_few_fights &amp;&amp; opponent_won_last_fight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fighter_about_to_retire &amp;&amp; fighter_is_champ &amp;&amp; opponent_is_young &amp;&amp; opponent_is_top_ranked</text:p>
          </table:table-cell>
        </table:table-row>
        <table:table-row table:style-name="ro1">
          <table:table-cell/>
          <table:table-cell office:value-type="string">
            <text:p>My friends and family are telling me I should hang up my gloves while I'm on top. You know, retire gracefully. And I'm tempted.</text:p>
          </table:table-cell>
        </table:table-row>
        <table:table-row table:style-name="ro1">
          <table:table-cell/>
          <table:table-cell office:value-type="string">
            <text:p>Except...</text:p>
          </table:table-cell>
        </table:table-row>
        <table:table-row table:style-name="ro1">
          <table:table-cell/>
          <table:table-cell office:value-type="string">
            <text:p>...except I start hearing about the next in line to face me.</text:p>
          </table:table-cell>
        </table:table-row>
        <table:table-row table:style-name="ro1">
          <table:table-cell/>
          <table:table-cell office:value-type="string">
            <text:p>This kid is young...in their prime...and the fans love them like they used to love me.</text:p>
          </table:table-cell>
        </table:table-row>
        <table:table-row table:style-name="ro1">
          <table:table-cell/>
          <table:table-cell office:value-type="string">
            <text:p>I have to prove myself. Just one last time...</text:p>
          </table:table-cell>
        </table:table-row>
      </table:table>
      <table:table table:name="opponent_has_few_fights" table:style-name="ta1" table:print="false">
        <table:table-column table:style-name="co1" table:default-cell-style-name="Default"/>
        <table:table-row table:style-name="ro1">
          <table:table-cell office:value-type="string">
            <text:p>Ooo yummy! Fresh meat</text:p>
          </table:table-cell>
        </table:table-row>
      </table:table>
      <table:table table:name="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A worthy opponent at last</text:p>
          </table:table-cell>
        </table:table-row>
        <table:table-row table:style-name="ro1">
          <table:table-cell office:value-type="string">
            <text:p>A higher ranked opponent is good for my career</text:p>
          </table:table-cell>
        </table:table-row>
      </table:table>
      <table:table table:name="opponent_has_few_fights &amp;&amp; opponent_won_last_fight" table:style-name="ta1" table:print="false">
        <table:table-column table:style-name="co1" table:default-cell-style-name="Default"/>
        <table:table-row table:style-name="ro1">
          <table:table-cell office:value-type="string">
            <text:p>This newbie got lucky last time. It won't happen again</text:p>
          </table:table-cell>
        </table:table-row>
      </table:table>
      <table:table table:name="fighter_about_to_retire &amp;&amp; fighter_is_champ &amp;&amp; opponent_is_young &amp;&amp; opponent_is_top_ranked" table:style-name="ta1" table:print="false">
        <table:table-column table:style-name="co1" table:default-cell-style-name="Default"/>
        <table:table-row table:style-name="ro1">
          <table:table-cell office:value-type="string">
            <text:p>My friends and family are telling me I should hang up my gloves while I'm on top. You know, retire gracefully. And I'm tempted. Except...except I start hearing about the next in line to face me. This kid is young...in their prime...and the fans love them like they used to love me. I have to prove myself. Just one last time..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1/04/2019</text:date>, <text:time>08:3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S</meta:initial-creator>
    <meta:creation-date>2019-03-16T19:35:44</meta:creation-date>
    <meta:generator>OpenOffice/4.1.6$Unix OpenOffice.org_project/416m1$Build-9790</meta:generator>
    <dc:date>2019-04-01T08:36:52</dc:date>
    <dc:creator>S S</dc:creator>
    <meta:editing-duration>P1DT17H55M8S</meta:editing-duration>
    <meta:editing-cycles>13</meta:editing-cycles>
    <meta:document-statistic meta:table-count="5" meta:cell-count="18" meta:object-count="0"/>
  </office:meta>
</office:document-meta>
</file>